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text-properties style:font-name="Liberation Mono" officeooo:paragraph-rsid="000ddbbf"/>
    </style:style>
    <style:style style:name="P5" style:family="paragraph" style:parent-style-name="Text_20_body">
      <style:text-properties style:font-name="Liberation Serif" officeooo:paragraph-rsid="000ddbbf"/>
    </style:style>
    <style:style style:name="P6" style:family="paragraph" style:parent-style-name="Heading_20_1">
      <style:paragraph-properties fo:break-before="page"/>
      <style:text-properties officeooo:paragraph-rsid="000ddbbf"/>
    </style:style>
    <style:style style:name="P7" style:family="paragraph" style:parent-style-name="Heading_20_1">
      <style:paragraph-properties fo:break-before="page"/>
      <style:text-properties officeooo:paragraph-rsid="000f5c2f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>
      <style:text-properties style:font-name="Liberation Mono" officeooo:paragraph-rsid="000ddbbf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921. Minimum Add to Make Parentheses Valid</text:h>
      <text:p text:style-name="P3">A parentheses string is valid if and only if:</text:p>
      <text:list text:style-name="L1">
        <text:list-item>
          <text:p text:style-name="P8">It is the empty string,</text:p>
        </text:list-item>
        <text:list-item>
          <text:p text:style-name="P8">It can be written as <text:span text:style-name="Source_20_Text"><text:span text:style-name="T1">AB</text:span></text:span> (<text:span text:style-name="Source_20_Text"><text:span text:style-name="T1">A</text:span></text:span> concatenated with <text:span text:style-name="Source_20_Text"><text:span text:style-name="T1">B</text:span></text:span>), where <text:span text:style-name="Source_20_Text"><text:span text:style-name="T1">A</text:span></text:span> and <text:span text:style-name="Source_20_Text"><text:span text:style-name="T1">B</text:span></text:span> are valid strings, or</text:p>
        </text:list-item>
        <text:list-item>
          <text:p text:style-name="P9">It can be written as <text:span text:style-name="Source_20_Text"><text:span text:style-name="T1">(A)</text:span></text:span>, where <text:span text:style-name="Source_20_Text"><text:span text:style-name="T1">A</text:span></text:span> is a valid string.</text:p>
        </text:list-item>
      </text:list>
      <text:p text:style-name="P3">You are given a parentheses string <text:span text:style-name="Source_20_Text"><text:span text:style-name="T1">s</text:span></text:span>. In one move, you can insert a parenthesis at any position of the string.</text:p>
      <text:list text:style-name="L2">
        <text:list-item>
          <text:p text:style-name="P10">For example, if <text:span text:style-name="Source_20_Text"><text:span text:style-name="T1">s = "()))"</text:span></text:span>, you can insert an opening parenthesis to be <text:span text:style-name="Source_20_Text"><text:span text:style-name="T1">"(</text:span></text:span><text:span text:style-name="Source_20_Text"><text:span text:style-name="Strong_20_Emphasis"><text:span text:style-name="T2">(</text:span></text:span></text:span><text:span text:style-name="Source_20_Text"><text:span text:style-name="T1">)))"</text:span></text:span> or a closing parenthesis to be <text:span text:style-name="Source_20_Text"><text:span text:style-name="T1">"())</text:span></text:span><text:span text:style-name="Source_20_Text"><text:span text:style-name="Strong_20_Emphasis"><text:span text:style-name="T2">)</text:span></text:span></text:span><text:span text:style-name="Source_20_Text"><text:span text:style-name="T1">)"</text:span></text:span>.</text:p>
        </text:list-item>
      </text:list>
      <text:p text:style-name="P3">Return <text:span text:style-name="Emphasis"><text:span text:style-name="T2">the minimum number of moves required to make </text:span></text:span><text:span text:style-name="Source_20_Text"><text:span text:style-name="T1">s</text:span></text:span><text:span text:style-name="Emphasis"><text:span text:style-name="T2"> valid</text:span></text:span>.</text:p>
      <text:p text:style-name="P3"> </text:p>
      <text:p text:style-name="P3"><text:span text:style-name="Strong_20_Emphasis"><text:span text:style-name="T2">Example 1:</text:span></text:span></text:p>
      <text:p text:style-name="P2"><text:span text:style-name="Strong_20_Emphasis"><text:span text:style-name="T2">Input:</text:span></text:span> s = "())"</text:p>
      <text:p text:style-name="P1"><text:span text:style-name="Strong_20_Emphasis"><text:span text:style-name="T2">Output:</text:span></text:span> 1</text:p>
      <text:p text:style-name="P3"><text:span text:style-name="Strong_20_Emphasis"><text:span text:style-name="T2">Example 2:</text:span></text:span></text:p>
      <text:p text:style-name="P2"><text:span text:style-name="Strong_20_Emphasis"><text:span text:style-name="T2">Input:</text:span></text:span> s = "((("</text:p>
      <text:p text:style-name="P1"><text:span text:style-name="Strong_20_Emphasis"><text:span text:style-name="T2">Output:</text:span></text:span> 3</text:p>
      <text:p text:style-name="P3"> </text:p>
      <text:p text:style-name="P3"><text:span text:style-name="Strong_20_Emphasis"><text:span text:style-name="T2">Constraints:</text:span></text:span></text:p>
      <text:list text:style-name="L3">
        <text:list-item>
          <text:p text:style-name="P11"><text:span text:style-name="Source_20_Text"><text:span text:style-name="T1">1 &lt;= s.length &lt;= 1000</text:span></text:span></text:p>
        </text:list-item>
        <text:list-item>
          <text:p text:style-name="P12"><text:span text:style-name="Source_20_Text"><text:span text:style-name="T1">s[i]</text:span></text:span> is either <text:span text:style-name="Source_20_Text"><text:span text:style-name="T1">'('</text:span></text:span> or <text:span text:style-name="Source_20_Text"><text:span text:style-name="T1">')'</text:span></text:span>.</text:p>
        </text:list-item>
      </text:list>
      <text:p text:style-name="Text_20_body"/>
      <text:h text:style-name="P6" text:outline-level="1">921. Minimum Add to Make Parentheses Valid</text:h>
      <text:p text:style-name="P4">/*</text:p>
      <text:p text:style-name="P4"><text:s text:c="4"/><text:span text:style-name="T3">Stack</text:span></text:p>
      <text:p text:style-name="P4"><text:s text:c="4"/>Time complexity: O(n)</text:p>
      <text:p text:style-name="P4"><text:s text:c="4"/>Space complexity: O(n)</text:p>
      <text:p text:style-name="P4">*/</text:p>
      <text:p text:style-name="P4">class Solution {</text:p>
      <text:p text:style-name="P4"><text:s text:c="4"/>public:</text:p>
      <text:p text:style-name="P4"><text:s text:c="8"/>int minAddToMakeValid(std::string s) {</text:p>
      <text:p text:style-name="P4"><text:s text:c="12"/>std::stack&lt;char&gt; st;</text:p>
      <text:p text:style-name="P4"><text:s text:c="12"/>bool push;</text:p>
      <text:p text:style-name="P4"><text:s text:c="12"/>for(char&amp; c: s){</text:p>
      <text:p text:style-name="P4"><text:s text:c="16"/>push=true;</text:p>
      <text:p text:style-name="P4"><text:s text:c="16"/>if(c==')'){</text:p>
      <text:p text:style-name="P4"><text:s text:c="20"/>if(!st.empty() &amp;&amp; st.top()=='(') st.pop(),push=false;</text:p>
      <text:p text:style-name="P4"><text:s text:c="16"/>}</text:p>
      <text:p text:style-name="P4"><text:s text:c="16"/>if(push) st.push(c);</text:p>
      <text:p text:style-name="P4"><text:s text:c="12"/>}</text:p>
      <text:p text:style-name="P4"><text:s text:c="12"/>return st.size();</text:p>
      <text:p text:style-name="P4"><text:s text:c="8"/>}</text:p>
      <text:p text:style-name="P4">};</text:p>
      <text:h text:style-name="P7" text:outline-level="1">921. Minimum Add to Make Parentheses Valid</text:h>
      <text:p text:style-name="P4">/*</text:p>
      <text:p text:style-name="P4"><text:s text:c="4"/><text:span text:style-name="T3">Space optimization</text:span></text:p>
      <text:p text:style-name="P4"><text:s text:c="4"/>Time complexity: O(n)</text:p>
      <text:p text:style-name="P4"><text:s text:c="4"/>Space complexity: O(1)</text:p>
      <text:p text:style-name="P4">*/</text:p>
      <text:p text:style-name="P4">class Solution {</text:p>
      <text:p text:style-name="P4"><text:s text:c="4"/>public:</text:p>
      <text:p text:style-name="P4"><text:s text:c="8"/>int minAddToMakeValid(std::string s) {</text:p>
      <text:p text:style-name="P4"><text:s text:c="12"/>int open=0;</text:p>
      <text:p text:style-name="P4"><text:s text:c="12"/>int close=0;</text:p>
      <text:p text:style-name="P4"><text:s text:c="12"/>for (char&amp; c : s){</text:p>
      <text:p text:style-name="P4"><text:s text:c="16"/>if (c=='(') open++;</text:p>
      <text:p text:style-name="P4"><text:s text:c="16"/>else open&gt;0?open--:close++;</text:p>
      <text:p text:style-name="P4"><text:s text:c="12"/>} <text:s text:c="2"/></text:p>
      <text:p text:style-name="P4"><text:s text:c="12"/>return close+open;</text:p>
      <text:p text:style-name="P4"><text:s text:c="8"/>}</text:p>
      <text:p text:style-name="P4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9:36:46.071686930</meta:creation-date>
    <dc:date>2024-10-09T19:44:29.036025708</dc:date>
    <meta:editing-duration>PT10M25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3" meta:paragraph-count="59" meta:word-count="230" meta:character-count="1573" meta:non-whitespace-character-count="1101"/>
  </office:meta>
</office:document-meta>
</file>